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85cm"/>
    </style:style>
    <style:style style:name="co11" style:family="table-column">
      <style:table-column-properties fo:break-before="auto" style:column-width="3.759cm"/>
    </style:style>
    <style:style style:name="co12" style:family="table-column">
      <style:table-column-properties fo:break-before="auto" style:column-width="5.332cm"/>
    </style:style>
    <style:style style:name="co13" style:family="table-column">
      <style:table-column-properties fo:break-before="auto" style:column-width="2.766cm"/>
    </style:style>
    <style:style style:name="co14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2.187cm"/>
    </style:style>
    <style:style style:name="co16" style:family="table-column">
      <style:table-column-properties fo:break-before="auto" style:column-width="0.716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4.985cm"/>
    </style:style>
    <style:style style:name="co19" style:family="table-column">
      <style:table-column-properties fo:break-before="auto" style:column-width="5.241cm"/>
    </style:style>
    <style:style style:name="co20" style:family="table-column">
      <style:table-column-properties fo:break-before="auto" style:column-width="3.4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9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1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0618506493506493">
            <text:p>6,19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0.142857142857143">
            <text:p>14%</text:p>
          </table:table-cell>
          <table:table-cell table:style-name="ce6" office:value-type="string">
            <text:p>INTERFAZ ARRIB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0.4375">
            <text:p>44%</text:p>
          </table:table-cell>
          <table:table-cell table:style-name="ce7" office:value-type="string">
            <text:p>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0.1">
            <text:p>10%</text:p>
          </table:table-cell>
          <table:table-cell table:style-name="ce6" office:value-type="string">
            <text:p>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0">
            <text:p>0%</text:p>
          </table:table-cell>
          <table:table-cell table:style-name="ce6" office:value-type="string">
            <text:p>OLEADAS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0">
            <text:p>0%</text:p>
          </table:table-cell>
          <table:table-cell table:style-name="ce6" office:value-type="string">
            <text:p>TIENDA</text:p>
          </table:table-cell>
          <table:table-cell table:style-name="ce8" table:formula="of:=IF([.E10]&lt;&gt;[.E9];1;[.D9]+1)" office:value-type="float" office:value="1">
            <text:p>1</text:p>
          </table:table-cell>
          <table:table-cell table:style-name="ce8" office:value-type="string">
            <text:p>MEDI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">
            <text:p>0%</text:p>
          </table:table-cell>
          <table:table-cell table:style-name="ce6" office:value-type="string">
            <text:p>INTERFAZ INICI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OTEM ENEMIGO?</text:p>
          </table:table-cell>
          <table:table-cell table:style-name="ce8" table:formula="of:=IF([.E12]&lt;&gt;[.E11];1;[.D11]+1)" office:value-type="float" office:value="1">
            <text:p>1</text:p>
          </table:table-cell>
          <table:table-cell table:style-name="ce8" office:value-type="string">
            <text:p>BAJ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ORRETAS</text:p>
          </table:table-cell>
          <table:table-cell table:style-name="ce8" table:formula="of:=IF([.E13]&lt;&gt;[.E12];1;[.D12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NTROL MANDO</text:p>
          </table:table-cell>
          <table:table-cell table:style-name="ce8" table:formula="of:=IF([.E14]&lt;&gt;[.E13];1;[.D13]+1)" office:value-type="float" office:value="2">
            <text:p>2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PRITES</text:p>
          </table:table-cell>
          <table:table-cell table:style-name="ce8" table:formula="of:=IF([.E15]&lt;&gt;[.E14];1;[.D14]+1)" office:value-type="float" office:value="3">
            <text:p>3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ONIDO</text:p>
          </table:table-cell>
          <table:table-cell table:style-name="ce8" table:formula="of:=IF([.E16]&lt;&gt;[.E15];1;[.D15]+1)" office:value-type="float" office:value="4">
            <text:p>4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0" table:default-cell-style-name="ce1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6" table:default-cell-style-name="ce2"/>
        <table:table-column table:style-name="co14" table:default-cell-style-name="ce2"/>
        <table:table-column table:style-name="co15" table:default-cell-style-name="ce10"/>
        <table:table-column table:style-name="co16" table:default-cell-style-name="ce12"/>
        <table:table-column table:style-name="co8" table:default-cell-style-name="ce2"/>
        <table:table-column table:style-name="co17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.142857142857143">
            <text:p>14,29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14" office:value-type="string">
            <text:p>MOCKUP INTERFAZ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AUMENTAR ENFRIAMIENT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EDUCIR ENFRIAMIENT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- ENEMIGOS EN PANTALLA</text:p>
          </table:table-cell>
          <table:table-cell table:style-name="ce2"/>
          <table:table-cell table:style-name="ce6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AUMENTAR PORCENTAJE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BOLSA HUESOS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PERDER VID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GANAR 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0.4375">
            <text:p>43,75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13" office:value-type="string">
            <text:p>MOVIMIENT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75">
            <text:p>75%</text:p>
          </table:table-cell>
          <table:table-cell table:style-name="ce7" office:value-type="string">
            <text:p>ATACA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PENDIENTE PROBAR CON ENEMIGOS/ANIMACION GIRO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5">
            <text:p>5</text:p>
          </table:table-cell>
          <table:table-cell table:style-name="ce3" table:formula="of:=AVERAGE([.B6:.B29])" office:value-type="percentage" office:value="0.1">
            <text:p>1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 AL PLAYER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5">
            <text:p>50%</text:p>
          </table:table-cell>
          <table:table-cell table:style-name="ce7" office:value-type="string">
            <text:p>HACER DAÑO AL 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SEGUIR AQUI CUANDO TERMINE EL TEMA DE VID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PAWNEARSE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9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EXTO FIN OLEADA N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ILE PARA INICAR OLE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TEXTO INICIADA OLEADA 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NTRAR TIEND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 ENTRE OPCIO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LEER TEXTO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PRAR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IMPLEMENTAR OBJETO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ALIR TIEN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20" table:default-cell-style-name="ce2"/>
        <table:table-column table:style-name="co18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OVERSE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SELECCIONAR OPCION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EMPEZAR JUE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OMO JUGAR</text:p>
          </table:table-cell>
          <table:table-cell table:style-name="ce8" table:formula="of:=IF([.E9]&lt;&gt;[.E8];1;[.D8]+1)" office:value-type="float" office:value="1">
            <text:p>1</text:p>
          </table:table-cell>
          <table:table-cell table:style-name="ce8" office:value-type="string">
            <text:p>MEDI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CREDITOS</text:p>
          </table:table-cell>
          <table:table-cell table:style-name="ce8" table:formula="of:=IF([.E10]&lt;&gt;[.E9];1;[.D9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MENSAJE MI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6" office:value-type="string">
            <text:p>RICK ROLL</text:p>
          </table:table-cell>
          <table:table-cell table:style-name="ce8" table:formula="of:=IF([.E12]&lt;&gt;[.E11];1;[.D11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2">02/06/2024</text:date>, <text:time>12:2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02T12:23:55.69</dc:date>
    <meta:editing-duration>P1DT10H50M48S</meta:editing-duration>
    <meta:editing-cycles>99</meta:editing-cycles>
    <meta:generator>OpenOffice/4.1.14$Win32 OpenOffice.org_project/4114m1$Build-9811</meta:generator>
    <meta:document-statistic meta:table-count="7" meta:cell-count="321" meta:object-count="0"/>
  </office:meta>
</office:document-meta>
</file>